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256in"/>
    </style:style>
    <style:style style:name="co2" style:family="table-column">
      <style:table-column-properties fo:break-before="auto" style:column-width="2.393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calibration_pos</text:p>
          </table:table-cell>
          <table:table-cell office:value-type="string" calcext:value-type="string">
            <text:p>calibration_ro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0.061234; -0.079367; -0.052156</text:p>
          </table:table-cell>
          <table:table-cell office:value-type="string" calcext:value-type="string">
            <text:p>0.43902; -0.47416; 0.53217; 0.54702</text:p>
          </table:table-cell>
          <table:table-cell/>
          <table:table-cell office:value-type="float" office:value="-0.061234" calcext:value-type="float">
            <text:p>-0.061234</text:p>
          </table:table-cell>
          <table:table-cell office:value-type="float" office:value="-0.079367" calcext:value-type="float">
            <text:p>-0.079367</text:p>
          </table:table-cell>
          <table:table-cell office:value-type="float" office:value="-0.052156" calcext:value-type="float">
            <text:p>-0.052156</text:p>
          </table:table-cell>
          <table:table-cell office:value-type="float" office:value="0.43902" calcext:value-type="float">
            <text:p>0.43902</text:p>
          </table:table-cell>
          <table:table-cell office:value-type="float" office:value="-0.47416" calcext:value-type="float">
            <text:p>-0.47416</text:p>
          </table:table-cell>
          <table:table-cell office:value-type="float" office:value="0.53217" calcext:value-type="float">
            <text:p>0.53217</text:p>
          </table:table-cell>
          <table:table-cell office:value-type="float" office:value="0.54702" calcext:value-type="float">
            <text:p>0.5470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ottle_pose</text:p>
          </table:table-cell>
          <table:table-cell office:value-type="string" calcext:value-type="string">
            <text:p>bottle_cap_pose</text:p>
          </table:table-cell>
          <table:table-cell/>
          <table:table-cell table:formula="of:=CONCATENATE(&quot;rosrun tf static_transform_publisher &quot;;[.$D$2];&quot; &quot;;[.$E$2];&quot; &quot;;[.$F$2];&quot; &quot;;[.$G$2];&quot; &quot;;[.$H$2];&quot; &quot;;[.$I$2];&quot; &quot;;[.$J$2];&quot; gripper_finger1 camera_link 100&quot;)" office:value-type="string" office:string-value="rosrun tf static_transform_publisher -0.061234 -0.079367 -0.052156 0.43902 -0.47416 0.53217 0.54702 gripper_finger1 camera_link 100" calcext:value-type="string">
            <text:p>rosrun tf static_transform_publisher -0.061234 -0.079367 -0.052156 0.43902 -0.47416 0.53217 0.54702 gripper_finger1 camera_link 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31 -0.380 0.422 -0.039 0.732 -0.680 0.017</text:p>
          </table:table-cell>
          <table:table-cell office:value-type="string" calcext:value-type="string">
            <text:p>0.035 -0.395 0.517 -0.039 0.732 -0.680 0.017</text:p>
          </table:table-cell>
          <table:table-cell/>
          <table:table-cell table:formula="of:=CONCATENATE(&quot;rosrun tf static_transform_publisher &quot;;[.$D$2];&quot; &quot;;[.$E$2];&quot; &quot;;[.$F$2];&quot; &quot;;[.$G$2];&quot; &quot;;[.$H$2];&quot; &quot;;[.$I$2];&quot; &quot;;[.$J$2];&quot; gripper_tip camera_link 100&quot;)" office:value-type="string" office:string-value="rosrun tf static_transform_publisher -0.061234 -0.079367 -0.052156 0.43902 -0.47416 0.53217 0.54702 gripper_tip camera_link 100" calcext:value-type="string">
            <text:p>rosrun tf static_transform_publisher -0.061234 -0.079367 -0.052156 0.43902 -0.47416 0.53217 0.54702 gripper_tip camera_link 100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fai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.007 -0.374 0.386 -0.158 0.725 -0.658 0.127</text:p>
          </table:table-cell>
          <table:table-cell office:value-type="string" calcext:value-type="string">
            <text:p>0.016 -0.389 0.480 -0.158 0.725 -0.658 0.127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verage_bottle_pose</text:p>
          </table:table-cell>
          <table:table-cell office:value-type="string" calcext:value-type="string">
            <text:p>average_bottle_cap_po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.019 -0.377 0.404 0.000 0.000 0.000 1.000</text:p>
          </table:table-cell>
          <table:table-cell office:value-type="string" calcext:value-type="string">
            <text:p>0.026 -0.392 0.498 0.000 0.000 0.000 1.00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esired_pose</text:p>
          </table:table-cell>
          <table:table-cell office:value-type="string" calcext:value-type="string">
            <text:p>reached_po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.000 0.130 0.350 -0.000 -0.707 0.707 0.000</text:p>
          </table:table-cell>
          <table:table-cell office:value-type="string" calcext:value-type="string">
            <text:p>0.008 0.130 0.355 -0.020 0.692 -0.721 0.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.094 0.112 0.350 -0.135 -0.694 0.694 0.135</text:p>
          </table:table-cell>
          <table:table-cell office:value-type="string" calcext:value-type="string">
            <text:p>0.100 0.109 0.357 -0.117 -0.678 0.715 0.1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0.094 0.112 0.350 0.135 -0.694 0.694 -0.135</text:p>
          </table:table-cell>
          <table:table-cell office:value-type="string" calcext:value-type="string">
            <text:p>-0.094 0.114 0.348 -0.131 0.691 -0.697 0.1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.026 -0.342 0.498 -0.000 -0.707 0.707 0.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al error x</text:p>
          </table:table-cell>
          <table:table-cell office:value-type="string" calcext:value-type="string">
            <text:p>real error y</text:p>
          </table:table-cell>
          <table:table-cell office:value-type="string" calcext:value-type="string">
            <text:p>real error z</text:p>
          </table:table-cell>
          <table:table-cell table:number-columns-repeated="7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(should be 5)</text:p>
          </table:table-cell>
          <table:table-cell table:number-columns-repeated="8"/>
        </table:table-row>
      </table:table>
      <table:table table:name="Sheet2" table:style-name="ta1">
        <table:table-column table:style-name="co3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float" office:value="-0.041704" calcext:value-type="float">
            <text:p>-0.041704</text:p>
          </table:table-cell>
          <table:table-cell office:value-type="float" office:value="-0.085053" calcext:value-type="float">
            <text:p>-0.085053</text:p>
          </table:table-cell>
          <table:table-cell office:value-type="float" office:value="-0.055697" calcext:value-type="float">
            <text:p>-0.055697</text:p>
          </table:table-cell>
          <table:table-cell office:value-type="float" office:value="0.391" calcext:value-type="float">
            <text:p>0.391</text:p>
          </table:table-cell>
          <table:table-cell office:value-type="float" office:value="-0.47341" calcext:value-type="float">
            <text:p>-0.47341</text:p>
          </table:table-cell>
          <table:table-cell office:value-type="float" office:value="0.59783" calcext:value-type="float">
            <text:p>0.59783</text:p>
          </table:table-cell>
          <table:table-cell office:value-type="float" office:value="0.51536" calcext:value-type="float">
            <text:p>0.5153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formula="of:=CONCATENATE(&quot;rosrun tf static_transform_publisher &quot;;[.$D$2];&quot; &quot;;[.$E$2];&quot; &quot;;[.$F$2];&quot; &quot;;[.$G$2];&quot; &quot;;[.$H$2];&quot; &quot;;[.$I$2];&quot; &quot;;[.$J$2];&quot; gripper_finger1 camera_rgb_optical_frame 100&quot;)" office:value-type="string" office:string-value="rosrun tf static_transform_publisher -0.041704 -0.085053 -0.055697 0.391 -0.47341 0.59783 0.51536 gripper_finger1 camera_rgb_optical_frame 100" calcext:value-type="string">
            <text:p>rosrun tf static_transform_publisher -0.041704 -0.085053 -0.055697 0.391 -0.47341 0.59783 0.51536 gripper_finger1 camera_rgb_optical_frame 1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CONCATENATE(&quot;rosrun tf static_transform_publisher &quot;;[.$D$2];&quot; &quot;;[.$E$2];&quot; &quot;;[.$F$2];&quot; &quot;;[.$G$2];&quot; &quot;;[.$H$2];&quot; &quot;;[.$I$2];&quot; &quot;;[.$J$2];&quot; gripper_tip camera_rgb_optical_frame 100&quot;)" office:value-type="string" office:string-value="rosrun tf static_transform_publisher -0.041704 -0.085053 -0.055697 0.391 -0.47341 0.59783 0.51536 gripper_tip camera_rgb_optical_frame 100" calcext:value-type="string">
            <text:p>rosrun tf static_transform_publisher -0.041704 -0.085053 -0.055697 0.391 -0.47341 0.59783 0.51536 gripper_tip camera_rgb_optical_frame 100</text:p>
          </table:table-cell>
          <table:table-cell table:number-columns-repeated="6"/>
        </table:table-row>
      </table:table>
      <table:table table:name="Sheet3" table:style-name="ta1">
        <table:table-column table:style-name="co3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float" office:value="-0.061283" calcext:value-type="float">
            <text:p>-0.061283</text:p>
          </table:table-cell>
          <table:table-cell office:value-type="float" office:value="-0.059923" calcext:value-type="float">
            <text:p>-0.059923</text:p>
          </table:table-cell>
          <table:table-cell office:value-type="float" office:value="-0.063297" calcext:value-type="float">
            <text:p>-0.063297</text:p>
          </table:table-cell>
          <table:table-cell office:value-type="float" office:value="0.44839" calcext:value-type="float">
            <text:p>0.44839</text:p>
          </table:table-cell>
          <table:table-cell office:value-type="float" office:value="-0.47271" calcext:value-type="float">
            <text:p>-0.47271</text:p>
          </table:table-cell>
          <table:table-cell office:value-type="float" office:value="0.55525" calcext:value-type="float">
            <text:p>0.55525</text:p>
          </table:table-cell>
          <table:table-cell office:value-type="float" office:value="0.5169" calcext:value-type="float">
            <text:p>0.516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formula="of:=CONCATENATE(&quot;rosrun tf static_transform_publisher &quot;;[.$D$2];&quot; &quot;;[.$E$2];&quot; &quot;;[.$F$2];&quot; &quot;;[.$G$2];&quot; &quot;;[.$H$2];&quot; &quot;;[.$I$2];&quot; &quot;;[.$J$2];&quot; gripper_finger1 camera_rgb_optical_frame 100&quot;)" office:value-type="string" office:string-value="rosrun tf static_transform_publisher -0.061283 -0.059923 -0.063297 0.44839 -0.47271 0.55525 0.5169 gripper_finger1 camera_rgb_optical_frame 100" calcext:value-type="string">
            <text:p>rosrun tf static_transform_publisher -0.061283 -0.059923 -0.063297 0.44839 -0.47271 0.55525 0.5169 gripper_finger1 camera_rgb_optical_frame 1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CONCATENATE(&quot;rosrun tf static_transform_publisher &quot;;[.$D$2];&quot; &quot;;[.$E$2];&quot; &quot;;[.$F$2];&quot; &quot;;[.$G$2];&quot; &quot;;[.$H$2];&quot; &quot;;[.$I$2];&quot; &quot;;[.$J$2];&quot; gripper_tip camera_rgb_optical_frame 100&quot;)" office:value-type="string" office:string-value="rosrun tf static_transform_publisher -0.061283 -0.059923 -0.063297 0.44839 -0.47271 0.55525 0.5169 gripper_tip camera_rgb_optical_frame 100" calcext:value-type="string">
            <text:p>rosrun tf static_transform_publisher -0.061283 -0.059923 -0.063297 0.44839 -0.47271 0.55525 0.5169 gripper_tip camera_rgb_optical_frame 1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 style:data-style-name="N2" text:time-value="11:18:32.5179677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9T13:23:25.786570230</meta:creation-date>
    <dc:date>2016-05-04T11:33:46.207124024</dc:date>
    <meta:editing-duration>PT40M38S</meta:editing-duration>
    <meta:editing-cycles>2</meta:editing-cycles>
    <meta:generator>LibreOffice/4.2.8.2$Linux_X86_64 LibreOffice_project/420m0$Build-2</meta:generator>
    <meta:document-statistic meta:table-count="3" meta:cell-count="59" meta:object-count="0"/>
  </office:meta>
</office:document-meta>
</file>